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585" officeooo:paragraph-rsid="0009f585"/>
    </style:style>
    <style:style style:name="P2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9f585"/>
    </style:style>
    <style:style style:name="P3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bdd23"/>
    </style:style>
    <style:style style:name="P4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5eca"/>
    </style:style>
    <style:style style:name="P5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afbf"/>
    </style:style>
    <style:style style:name="P6" style:family="paragraph" style:parent-style-name="Standard">
      <style:text-properties officeooo:rsid="0009f585" officeooo:paragraph-rsid="000bdd23"/>
    </style:style>
    <style:style style:name="P7" style:family="paragraph" style:parent-style-name="Standard">
      <style:text-properties officeooo:rsid="0009f585" officeooo:paragraph-rsid="000c5eca"/>
    </style:style>
    <style:style style:name="P8" style:family="paragraph" style:parent-style-name="Standard">
      <style:text-properties officeooo:rsid="0009f585" officeooo:paragraph-rsid="000cafbf"/>
    </style:style>
    <style:style style:name="P9" style:family="paragraph" style:parent-style-name="Standard">
      <style:text-properties fo:font-weight="bold" officeooo:rsid="0009f585" officeooo:paragraph-rsid="0009f585" style:font-weight-asian="bold" style:font-weight-complex="bold"/>
    </style:style>
    <style:style style:name="P10" style:family="paragraph" style:parent-style-name="Standard">
      <style:text-properties fo:font-weight="bold" officeooo:rsid="0009f585" officeooo:paragraph-rsid="000bdd23" style:font-weight-asian="bold" style:font-weight-complex="bold"/>
    </style:style>
    <style:style style:name="P11" style:family="paragraph" style:parent-style-name="Standard">
      <style:text-properties fo:font-weight="bold" officeooo:rsid="0009f585" officeooo:paragraph-rsid="000c5eca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0cafbf" style:font-weight-asian="bold" style:font-weight-complex="bold"/>
    </style:style>
    <style:style style:name="P13" style:family="paragraph" style:parent-style-name="Standard">
      <style:text-properties fo:font-weight="bold" officeooo:rsid="0009f585" officeooo:paragraph-rsid="000cafbf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9f585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bdd23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5ec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afbf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0c5eca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20" style:family="paragraph" style:parent-style-name="Standard">
      <style:text-properties officeooo:paragraph-rsid="000bdd23"/>
    </style:style>
    <style:style style:name="P21" style:family="paragraph" style:parent-style-name="Standard">
      <style:text-properties officeooo:paragraph-rsid="000c5eca"/>
    </style:style>
    <style:style style:name="P22" style:family="paragraph" style:parent-style-name="Standard">
      <style:text-properties officeooo:paragraph-rsid="000cafbf"/>
    </style:style>
    <style:style style:name="P23" style:family="paragraph" style:parent-style-name="Standard" style:list-style-name="L1">
      <style:text-properties fo:font-weight="normal" officeooo:rsid="0009f585" officeooo:paragraph-rsid="0009f585" style:font-weight-asian="normal" style:font-weight-complex="normal"/>
    </style:style>
    <style:style style:name="P24" style:family="paragraph" style:parent-style-name="Standard" style:list-style-name="L8">
      <style:text-properties fo:font-weight="normal" officeooo:rsid="0009f585" officeooo:paragraph-rsid="000cafbf" style:font-weight-asian="normal" style:font-weight-complex="normal"/>
    </style:style>
    <style:style style:name="P25" style:family="paragraph" style:parent-style-name="Standard" style:list-style-name="L8">
      <style:text-properties fo:font-weight="normal" officeooo:rsid="0009f585" officeooo:paragraph-rsid="0010918c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0bdd23" officeooo:paragraph-rsid="000bdd23" style:font-weight-asian="normal" style:font-weight-complex="normal"/>
    </style:style>
    <style:style style:name="P27" style:family="paragraph" style:parent-style-name="Standard">
      <style:text-properties fo:font-weight="normal" officeooo:rsid="000bdd23" officeooo:paragraph-rsid="000bdd23" style:font-weight-asian="normal" style:font-weight-complex="normal"/>
    </style:style>
    <style:style style:name="P28" style:family="paragraph" style:parent-style-name="Standard" style:list-style-name="L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29" style:family="paragraph" style:parent-style-name="Standard" style:list-style-name="L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30" style:family="paragraph" style:parent-style-name="Standard" style:list-style-name="L5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31" style:family="paragraph" style:parent-style-name="Standard" style:list-style-name="L6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32" style:family="paragraph" style:parent-style-name="Standard" style:list-style-name="L7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33" style:family="paragraph" style:parent-style-name="Standard" style:list-style-name="L8">
      <style:text-properties fo:font-weight="normal" officeooo:rsid="000cafbf" officeooo:paragraph-rsid="000cafbf" style:font-weight-asian="normal" style:font-weight-complex="normal"/>
    </style:style>
    <style:style style:name="P34" style:family="paragraph" style:parent-style-name="Standard" style:list-style-name="L8">
      <style:text-properties fo:font-weight="normal" officeooo:rsid="000cafbf" officeooo:paragraph-rsid="0010918c" style:font-weight-asian="normal" style:font-weight-complex="normal"/>
    </style:style>
    <style:style style:name="P35" style:family="paragraph" style:parent-style-name="Standard" style:list-style-name="L8">
      <style:text-properties fo:font-weight="normal" officeooo:rsid="000dfcf7" officeooo:paragraph-rsid="000dfcf7" style:font-weight-asian="normal" style:font-weight-complex="normal"/>
    </style:style>
    <style:style style:name="P36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dfcf7" officeooo:paragraph-rsid="000cafbf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0918c" officeooo:paragraph-rsid="0010918c" style:font-weight-asian="normal" style:font-weight-complex="normal"/>
    </style:style>
    <style:style style:name="P38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0c5eca" officeooo:paragraph-rsid="000c5ec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0918c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weight="bold" officeooo:rsid="0009f585" officeooo:paragraph-rsid="0010918c" style:font-weight-asian="bold" style:font-weight-complex="bold"/>
    </style:style>
    <style:style style:name="P41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0918c"/>
    </style:style>
    <style:style style:name="P42" style:family="paragraph" style:parent-style-name="Standard">
      <style:text-properties officeooo:rsid="0009f585" officeooo:paragraph-rsid="0010918c"/>
    </style:style>
    <style:style style:name="P43" style:family="paragraph" style:parent-style-name="Standard">
      <style:text-properties officeooo:paragraph-rsid="001091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585" style:font-weight-asian="bold" style:font-weight-complex="bold"/>
    </style:style>
    <style:style style:name="T3" style:family="text">
      <style:text-properties fo:font-weight="bold" officeooo:rsid="000c5eca" style:font-weight-asian="bold" style:font-weight-complex="bold"/>
    </style:style>
    <style:style style:name="T4" style:family="text">
      <style:text-properties fo:font-weight="bold" officeooo:rsid="000bdd23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bold" officeooo:rsid="0010918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f585" style:font-weight-asian="normal" style:font-weight-complex="normal"/>
    </style:style>
    <style:style style:name="T9" style:family="text">
      <style:text-properties fo:font-weight="normal" officeooo:rsid="000bdd23" style:font-weight-asian="normal" style:font-weight-complex="normal"/>
    </style:style>
    <style:style style:name="T10" style:family="text">
      <style:text-properties fo:font-weight="normal" officeooo:rsid="000c5eca" style:font-weight-asian="normal" style:font-weight-complex="normal"/>
    </style:style>
    <style:style style:name="T11" style:family="text">
      <style:text-properties fo:font-weight="normal" officeooo:rsid="000cafbf" style:font-weight-asian="normal" style:font-weight-complex="normal"/>
    </style:style>
    <style:style style:name="T12" style:family="text">
      <style:text-properties fo:font-weight="normal" officeooo:rsid="000dfcf7" style:font-weight-asian="normal" style:font-weight-complex="normal"/>
    </style:style>
    <style:style style:name="T13" style:family="text">
      <style:text-properties fo:font-weight="normal" officeooo:rsid="0010918c" style:font-weight-asian="normal" style:font-weight-complex="normal"/>
    </style:style>
    <style:style style:name="T14" style:family="text">
      <style:text-properties officeooo:rsid="000bdd23"/>
    </style:style>
    <style:style style:name="T15" style:family="text">
      <style:text-properties officeooo:rsid="000c5eca"/>
    </style:style>
    <style:style style:name="T16" style:family="text">
      <style:text-properties officeooo:rsid="000cafbf"/>
    </style:style>
    <style:style style:name="T17" style:family="text">
      <style:text-properties officeooo:rsid="000dfcf7"/>
    </style:style>
    <style:style style:name="T18" style:family="text">
      <style:text-properties officeooo:rsid="001091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1">ID:</text:span> <text:tab/>UC1</text:p>
      <text:p text:style-name="Standard"><text:span text:style-name="T2">Nazwa:<text:tab/>Log</text:span><text:span text:style-name="T8"> In/Out</text:span></text:p>
      <text:p text:style-name="P14">Aktorzy:<text:tab/><text:span text:style-name="T7">Register</text:span><text:span text:style-name="T11">ed</text:span><text:span text:style-name="T7"> user</text:span></text:p>
      <text:p text:style-name="P1"/>
      <text:p text:style-name="P9">Scenariusz główny:</text:p>
      <text:list xml:id="list9193219571675294711" text:style-name="L1">
        <text:list-item>
          <text:p text:style-name="P23">User wybiera opcje wylogowania.</text:p>
        </text:list-item>
        <text:list-item>
          <text:p text:style-name="P23">System prezentuje zapytanie, czy user dalej chce się wylogować.</text:p>
        </text:list-item>
        <text:list-item>
          <text:p text:style-name="P23">System zapisuje aktualny stan gry/postaci usera.</text:p>
        </text:list-item>
        <text:list-item>
          <text:p text:style-name="P23">System wylogowuje usera z gry.</text:p>
        </text:list-item>
      </text:list>
      <text:p text:style-name="P1"/>
      <text:p text:style-name="P1"/>
      <text:p text:style-name="P9">Wyjątki i rozszerzenia:</text:p>
      <text:p text:style-name="P9"><text:tab/>1.A <text:tab/><text:span text:style-name="T7">User chce się wylogować w tracie aktywnego battle mode'a.</text:span></text:p>
      <text:p text:style-name="P9"><text:span text:style-name="T7"><text:tab/><text:tab/></text:span>1.A.1<text:span text:style-name="T7"><text:tab/>System informuje gracza o problemie i wyświetla mu formularz z zapytaniem <text:tab/><text:tab/><text:tab/>o poddanie pojedynku.</text:span></text:p>
      <text:p text:style-name="P9"><text:span text:style-name="T7"><text:tab/><text:tab/></text:span>1.A.2<text:span text:style-name="T7"><text:tab/>Przejdź do kroku 3.</text:span></text:p>
      <text:p text:style-name="P9"/>
      <text:p text:style-name="P9"/>
      <text:p text:style-name="P9"/>
      <text:p text:style-name="P9"/>
      <text:p text:style-name="P3"><text:span text:style-name="T1">ID:</text:span> <text:tab/>UC<text:span text:style-name="T14">2</text:span></text:p>
      <text:p text:style-name="P20"><text:span text:style-name="T2">Nazwa:<text:tab/></text:span><text:span text:style-name="T4">Create</text:span><text:span text:style-name="T9"> new character</text:span></text:p>
      <text:p text:style-name="P15">Aktorzy:<text:tab/><text:span text:style-name="T7">Register</text:span><text:span text:style-name="T11">ed</text:span><text:span text:style-name="T7"> user</text:span></text:p>
      <text:p text:style-name="P6"/>
      <text:p text:style-name="P10">Scenariusz główny:</text:p>
      <text:list xml:id="list8112517369012036818" text:style-name="L2">
        <text:list-item>
          <text:p text:style-name="P26">User chce stworzyć nową postać.</text:p>
        </text:list-item>
        <text:list-item>
          <text:p text:style-name="P26">System wyświetla formularz z zapytaniem o imię postaci.</text:p>
        </text:list-item>
        <text:list-item>
          <text:p text:style-name="P26">System sprawdza czy takie imię postaci figuruje w bazie graczy na multiplayerze.</text:p>
        </text:list-item>
        <text:list-item>
          <text:p text:style-name="P26">User wybiera rase.</text:p>
        </text:list-item>
        <text:list-item>
          <text:p text:style-name="P26">User wybiera klase.</text:p>
        </text:list-item>
        <text:list-item>
          <text:p text:style-name="P26">Gracz musi rozdać ability scores.</text:p>
        </text:list-item>
        <text:list-item>
          <text:p text:style-name="P26">System sprawdza czy gracz wydał wszystkie punkty.</text:p>
        </text:list-item>
        <text:list-item>
          <text:p text:style-name="P26">Gracz musi wybrać skille swojej nowej postaci</text:p>
        </text:list-item>
        <text:list-item>
          <text:p text:style-name="P26">User może napisać historie swojej postaci.</text:p>
        </text:list-item>
      </text:list>
      <text:p text:style-name="P6"/>
      <text:p text:style-name="P6"/>
      <text:p text:style-name="P10">Wyjątki i rozszerzenia:</text:p>
      <text:p text:style-name="P10"><text:tab/><text:span text:style-name="T14">3</text:span>.A <text:tab/><text:span text:style-name="T7">User chce </text:span><text:span text:style-name="T9">nadać postaci imię, które już figuruje w bazie postaci na multiplayerze.</text:span></text:p>
      <text:p text:style-name="P10"><text:span text:style-name="T7"><text:tab/><text:tab/></text:span><text:span text:style-name="T9">3</text:span>.A.1<text:tab/><text:span text:style-name="T7">System informuje gracza o problemie .</text:span></text:p>
      <text:p text:style-name="P10"><text:span text:style-name="T7"><text:tab/><text:tab/></text:span><text:span text:style-name="T14">3</text:span>.A.2<text:span text:style-name="T7"><text:tab/></text:span><text:span text:style-name="T9">User musi wybrać nowe imię dla postaci.</text:span></text:p>
      <text:p text:style-name="P10"><text:span text:style-name="T9"><text:tab/><text:tab/></text:span><text:span text:style-name="T14">3.A.3</text:span><text:span text:style-name="T9"><text:tab/>Przejdź do kroku 3.</text:span></text:p>
      <text:p text:style-name="P27"/>
      <text:p text:style-name="P10"><text:span text:style-name="T9"><text:tab/></text:span><text:span text:style-name="T14">7.A</text:span><text:span text:style-name="T9"> <text:tab/>User nie rozdał wszystkich punktów ability</text:span></text:p>
      <text:p text:style-name="P10"><text:span text:style-name="T9"><text:tab/><text:tab/></text:span><text:span text:style-name="T14">7.A.1</text:span><text:span text:style-name="T9"><text:tab/>System informuje gracza o problemie.</text:span></text:p>
      <text:p text:style-name="P10"><text:span text:style-name="T9"><text:tab/><text:tab/></text:span><text:span text:style-name="T14">7.A.2</text:span><text:span text:style-name="T9"><text:tab/>User musi rozdać resztę punktów.</text:span></text:p>
      <text:p text:style-name="P10"><text:span text:style-name="T9"><text:tab/><text:tab/></text:span><text:span text:style-name="T14">7.A.3</text:span><text:span text:style-name="T9"><text:tab/>Powrót do kroku 7.</text:span></text:p>
      <text:p text:style-name="P10"/>
      <text:p text:style-name="P10"/>
      <text:p text:style-name="P10"/>
      <text:p text:style-name="P10"/>
      <text:p text:style-name="P10"><text:soft-page-break/></text:p>
      <text:p text:style-name="P3"><text:span text:style-name="T1">ID:</text:span> <text:tab/>UC<text:span text:style-name="T14">3</text:span></text:p>
      <text:p text:style-name="P20"><text:span text:style-name="T2">Nazwa:<text:tab/></text:span><text:span text:style-name="T3">Pause</text:span><text:span text:style-name="T10"> Game</text:span></text:p>
      <text:p text:style-name="P15">Aktorzy:<text:tab/><text:span text:style-name="T7">Register</text:span><text:span text:style-name="T11">ed</text:span><text:span text:style-name="T7"> user</text:span></text:p>
      <text:p text:style-name="P15"/>
      <text:p text:style-name="P18">Wyzwalacz:</text:p>
      <text:p text:style-name="P38"><text:tab/>Gracz chce zastopować rozgrywkę prowadzoną w ramach kampanii.</text:p>
      <text:p text:style-name="P6"/>
      <text:p text:style-name="P10">Scenariusz główny:</text:p>
      <text:list xml:id="list1086016539184663443" text:style-name="L3">
        <text:list-item>
          <text:p text:style-name="P28">Gracz chce zastopować bieżącą grę.</text:p>
        </text:list-item>
        <text:list-item>
          <text:p text:style-name="P28">System wstrzymuje bieżącą rozgrywkę.</text:p>
        </text:list-item>
      </text:list>
      <text:p text:style-name="P19"/>
      <text:p text:style-name="P19"/>
      <text:p text:style-name="P19"/>
      <text:p text:style-name="P4"><text:span text:style-name="T1">ID:</text:span> <text:tab/>UC<text:span text:style-name="T15">4</text:span></text:p>
      <text:p text:style-name="P21"><text:span text:style-name="T2">Nazwa:<text:tab/></text:span><text:span text:style-name="T3">Save</text:span><text:span text:style-name="T10"> game</text:span></text:p>
      <text:p text:style-name="P16">Aktorzy:<text:tab/><text:span text:style-name="T7">Register</text:span><text:span text:style-name="T11">ed</text:span><text:span text:style-name="T7"> user</text:span></text:p>
      <text:p text:style-name="P16"/>
      <text:p text:style-name="P18">Wyzwalacz:</text:p>
      <text:p text:style-name="P38"><text:tab/>Gracz chce zapisać obecny stan rozgrywki prowadzonej w ramach kampanii.</text:p>
      <text:p text:style-name="P7"/>
      <text:p text:style-name="P11">Scenariusz główny:</text:p>
      <text:list xml:id="list1047573223855124755" text:style-name="L4">
        <text:list-item>
          <text:p text:style-name="P29">Gracz chce zapisać bieżącą grę.</text:p>
        </text:list-item>
        <text:list-item>
          <text:p text:style-name="P29">System wstrzymuje bieżącą rozgrywkę.</text:p>
        </text:list-item>
        <text:list-item>
          <text:p text:style-name="P29">System zapisuje obecny stan.</text:p>
        </text:list-item>
      </text:list>
      <text:p text:style-name="P19"/>
      <text:p text:style-name="P19"/>
      <text:p text:style-name="P19"/>
      <text:p text:style-name="P4"><text:span text:style-name="T1">ID:</text:span> <text:tab/>UC<text:span text:style-name="T15">5</text:span></text:p>
      <text:p text:style-name="P21"><text:span text:style-name="T2">Nazwa:<text:tab/></text:span><text:span text:style-name="T3">Load</text:span><text:span text:style-name="T10"> game</text:span></text:p>
      <text:p text:style-name="P16">Aktorzy:<text:tab/><text:span text:style-name="T7">Register</text:span><text:span text:style-name="T11">ed</text:span><text:span text:style-name="T7"> user</text:span></text:p>
      <text:p text:style-name="P16"/>
      <text:p text:style-name="P18">Wyzwalacz:</text:p>
      <text:p text:style-name="P38"><text:tab/>Gracz chce wczytać wcześniej zapisany stan rozgrywki prowadzonej w ramach kampanii.</text:p>
      <text:p text:style-name="P7"/>
      <text:p text:style-name="P11">Scenariusz główny:</text:p>
      <text:list xml:id="list4802492182358702798" text:style-name="L5">
        <text:list-item>
          <text:p text:style-name="P30">Gracz chce wczytać zapisaną wcześniej rozgrywkę.</text:p>
        </text:list-item>
        <text:list-item>
          <text:p text:style-name="P30">System wczytuje zapisany stan gry .</text:p>
        </text:list-item>
        <text:list-item>
          <text:p text:style-name="P30">System wznawia rozgrywkę.</text:p>
        </text:list-item>
      </text:list>
      <text:p text:style-name="P19"/>
      <text:p text:style-name="P19"/>
      <text:p text:style-name="P19"/>
      <text:p text:style-name="P4"><text:span text:style-name="T1">ID:</text:span> <text:tab/>UC<text:span text:style-name="T15">6</text:span></text:p>
      <text:p text:style-name="P21"><text:span text:style-name="T2">Nazwa:<text:tab/></text:span><text:span text:style-name="T3">Exit</text:span><text:span text:style-name="T10"> game</text:span></text:p>
      <text:p text:style-name="P16">Aktorzy:<text:tab/><text:span text:style-name="T7">Register</text:span><text:span text:style-name="T11">ed</text:span><text:span text:style-name="T7"> user, </text:span><text:span text:style-name="T10">Non-register</text:span><text:span text:style-name="T11">ed</text:span><text:span text:style-name="T10"> user</text:span></text:p>
      <text:p text:style-name="P7"/>
      <text:p text:style-name="P11">Scenariusz główny:</text:p>
      <text:list xml:id="list2334849377637804179" text:style-name="L6">
        <text:list-item>
          <text:p text:style-name="P31">Gracz chce opuścić aplikacje.</text:p>
        </text:list-item>
        <text:list-item>
          <text:p text:style-name="P31">System kończy działanie aplikacji .</text:p>
        </text:list-item>
      </text:list>
      <text:list xml:id="list222810890143749" text:continue-list="list1086016539184663443" text:style-name="L3">
        <text:list-header>
          <text:p text:style-name="P28"/>
        </text:list-header>
      </text:list>
      <text:p text:style-name="P7"/>
      <text:p text:style-name="P7"/>
      <text:p text:style-name="P11"><text:soft-page-break/></text:p>
      <text:p text:style-name="P4"/>
      <text:p text:style-name="P4"><text:span text:style-name="T1">ID:</text:span> <text:tab/>UC<text:span text:style-name="T15">6</text:span></text:p>
      <text:p text:style-name="P21"><text:span text:style-name="T2">Nazwa:<text:tab/></text:span><text:span text:style-name="T3">Exit</text:span><text:span text:style-name="T10"> game</text:span></text:p>
      <text:p text:style-name="P16">Aktorzy:<text:tab/><text:span text:style-name="T7">Register</text:span><text:span text:style-name="T11">ed</text:span><text:span text:style-name="T7"> user, </text:span><text:span text:style-name="T10">Non-registe</text:span><text:span text:style-name="T11">red</text:span><text:span text:style-name="T10"> user</text:span></text:p>
      <text:p text:style-name="P7"/>
      <text:p text:style-name="P11">Scenariusz główny:</text:p>
      <text:list xml:id="list7396863759653706083" text:style-name="L7">
        <text:list-item>
          <text:p text:style-name="P32">Gracz chce opuścić aplikacje.</text:p>
        </text:list-item>
        <text:list-item>
          <text:p text:style-name="P32">System kończy działanie aplikacji .</text:p>
        </text:list-item>
      </text:list>
      <text:p text:style-name="P19"/>
      <text:p text:style-name="P19"/>
      <text:p text:style-name="P19"/>
      <text:p text:style-name="P5"><text:span text:style-name="T1">ID:</text:span> <text:tab/>UC<text:span text:style-name="T16">7</text:span></text:p>
      <text:p text:style-name="P22"><text:span text:style-name="T2">Nazwa:<text:tab/></text:span><text:span text:style-name="T5">Register</text:span></text:p>
      <text:p text:style-name="P17">Aktorzy:<text:tab/><text:span text:style-name="T16">Non-</text:span><text:span text:style-name="T7">Register</text:span><text:span text:style-name="T11">ed</text:span><text:span text:style-name="T7"> user</text:span></text:p>
      <text:p text:style-name="P8"/>
      <text:p text:style-name="P13">Scenariusz główny:</text:p>
      <text:list xml:id="list6681023845048672315" text:style-name="L8">
        <text:list-item>
          <text:p text:style-name="P24">User wybiera opcje <text:span text:style-name="T16">rejestracji.</text:span></text:p>
        </text:list-item>
        <text:list-item>
          <text:p text:style-name="P24">System prezentuje <text:span text:style-name="T16">formularz rejestracji.</text:span></text:p>
        </text:list-item>
        <text:list-item>
          <text:p text:style-name="P33">User wypełnia formularz.</text:p>
        </text:list-item>
        <text:list-item>
          <text:p text:style-name="P33">System sprawdza ,czy wszystkie wymagane pola są uzupełnione.</text:p>
        </text:list-item>
        <text:list-item>
          <text:p text:style-name="P33">System <text:span text:style-name="T17">sprawdza dane.</text:span></text:p>
        </text:list-item>
        <text:list-item>
          <text:p text:style-name="P35">System rejestruje nowego użytkownika.</text:p>
        </text:list-item>
      </text:list>
      <text:p text:style-name="P8"/>
      <text:p text:style-name="P8"/>
      <text:p text:style-name="P13">Wyjątki i rozszerzenia:</text:p>
      <text:p text:style-name="P13"><text:tab/><text:span text:style-name="T17">3</text:span>.A <text:tab/><text:span text:style-name="T12">User nie uzupełnił wszystkich wymaganych pól w formularzu.</text:span></text:p>
      <text:p text:style-name="P13"><text:span text:style-name="T7"><text:tab/><text:tab/></text:span><text:span text:style-name="T12">3</text:span>.A.1<text:tab/><text:span text:style-name="T7">System informuje gracza o problemie.</text:span></text:p>
      <text:p text:style-name="P13"><text:span text:style-name="T7"><text:tab/><text:tab/></text:span><text:span text:style-name="T12">3</text:span>.A.2<text:span text:style-name="T7"><text:tab/>Przejdź do kroku 3.</text:span></text:p>
      <text:p text:style-name="P12"><text:tab/><text:span text:style-name="T17">5.A <text:tab/></text:span><text:span text:style-name="T12">User próbuje zarejestrować nazwe/email, która już istnieje w bazie.</text:span></text:p>
      <text:p text:style-name="P36"><text:tab/><text:tab/>5.A.1<text:tab/>System informuje gracza o problemie.</text:p>
      <text:p text:style-name="P36"><text:tab/><text:tab/>5.A,2<text:tab/>Przejdź do kroku 3.</text:p>
      <text:p text:style-name="P12"><text:span text:style-name="T12"><text:tab/></text:span><text:span text:style-name="T17">6.A</text:span><text:span text:style-name="T12"><text:tab/>User przechodzi proces uwierzytelniania i zostaje zarejestrowany.</text:span></text:p>
      <text:p text:style-name="P12"><text:span text:style-name="T12"><text:tab/></text:span><text:span text:style-name="T17">6.B</text:span><text:span text:style-name="T12"><text:tab/>User nie przechodzi procesu uwierzytelnienia i nie zostaje zarejestrowany.</text:span></text:p>
      <text:p text:style-name="P10"/>
      <text:p text:style-name="P9"/>
      <text:p text:style-name="P41"><text:span text:style-name="T1">ID:</text:span> <text:tab/>UC<text:span text:style-name="T18">8</text:span></text:p>
      <text:p text:style-name="P43"><text:span text:style-name="T2">Nazwa:<text:tab/></text:span><text:span text:style-name="T6">Play </text:span><text:span text:style-name="T13">game</text:span></text:p>
      <text:p text:style-name="P39">Aktorzy:<text:tab/><text:span text:style-name="T7">Register</text:span><text:span text:style-name="T11">ed</text:span><text:span text:style-name="T7"> user</text:span></text:p>
      <text:p text:style-name="P42"/>
      <text:p text:style-name="P40">Scenariusz główny:</text:p>
      <text:list xml:id="list222810901152029" text:continue-numbering="true" text:style-name="L8">
        <text:list-item>
          <text:p text:style-name="P25">User <text:span text:style-name="T18">wybiera rodzaj rozgrywki.</text:span></text:p>
        </text:list-item>
        <text:list-item>
          <text:p text:style-name="P37">User rozpoczyna gre.</text:p>
        </text:list-item>
      </text:list>
      <text:p text:style-name="P42"/>
      <text:p text:style-name="P42"/>
      <text:p text:style-name="P40">Wyjątki i rozszerzenia:</text:p>
      <text:p text:style-name="P40"/>
      <text:p text:style-name="P40"><text:tab/><text:span text:style-name="T18">7.A<text:tab/></text:span><text:span text:style-name="T13">User rozpoczyna kampanie.</text:span></text:p>
      <text:p text:style-name="P40"><text:tab/><text:span text:style-name="T18">7.B<text:tab/></text:span><text:span text:style-name="T13">User rozpoczyna rozgrywkę w trybie multiplaye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2:26:11.948000000</meta:creation-date>
    <dc:date>2014-12-21T22:28:10.750000000</dc:date>
    <meta:editing-duration>P0D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3" meta:paragraph-count="100" meta:word-count="497" meta:character-count="3338" meta:non-whitespace-character-count="2921"/>
  </office:meta>
</office:document-meta>
</file>